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a9c8a" officeooo:paragraph-rsid="000a9c8a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a9c8a" officeooo:paragraph-rsid="000a9c8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a9c8a" officeooo:paragraph-rsid="000c34bf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a9c8a" officeooo:paragraph-rsid="000fe696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a9c8a" officeooo:paragraph-rsid="00114ead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a9c8a" officeooo:paragraph-rsid="00145fce" style:font-size-asian="16pt" style:font-size-complex="16pt"/>
    </style:style>
    <style:style style:name="T1" style:family="text">
      <style:text-properties officeooo:rsid="000c34bf"/>
    </style:style>
    <style:style style:name="T2" style:family="text">
      <style:text-properties officeooo:rsid="000d9855"/>
    </style:style>
    <style:style style:name="T3" style:family="text">
      <style:text-properties officeooo:rsid="000ead1d"/>
    </style:style>
    <style:style style:name="T4" style:family="text">
      <style:text-properties officeooo:rsid="000fe696"/>
    </style:style>
    <style:style style:name="T5" style:family="text">
      <style:text-properties officeooo:rsid="00114ead"/>
    </style:style>
    <style:style style:name="T6" style:family="text">
      <style:text-properties officeooo:rsid="001326b7"/>
    </style:style>
    <style:style style:name="T7" style:family="text">
      <style:text-properties officeooo:rsid="0013da80"/>
    </style:style>
    <style:style style:name="T8" style:family="text">
      <style:text-properties officeooo:rsid="00145fce"/>
    </style:style>
    <style:style style:name="T9" style:family="text">
      <style:text-properties officeooo:rsid="001619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para inclusão/<text:span text:style-name="T1">alteração</text:span> de iframes no SugarCRM</text:p>
      <text:p text:style-name="P2"/>
      <text:p text:style-name="P2">1. Adição</text:p>
      <text:p text:style-name="P5"><text:tab/><text:span text:style-name="T5">1.1. </text:span>Fazer login no sistema com uma conta do tipo Administrador</text:p>
      <text:p text:style-name="P2"><text:tab/><text:span text:style-name="T5">1.2. Criar campo</text:span></text:p>
      <text:p text:style-name="P2"><text:tab/><text:tab/>1.2.<text:span text:style-name="T5">1.</text:span> Clicar n<text:span text:style-name="T1">o link</text:span> “admin” no menu superior direito</text:p>
      <text:p text:style-name="P3"><text:span text:style-name="T1"><text:tab/><text:tab/>1.</text:span>2.2.<text:span text:style-name="T1"> Clicar na opção “studio”</text:span></text:p>
      <text:p text:style-name="P3"><text:span text:style-name="T1"><text:tab/><text:tab/>1.</text:span>2.3.<text:span text:style-name="T1"> Selecionar o módulo que </text:span><text:span text:style-name="T7">deseja adicionar os iframes</text:span></text:p>
      <text:p text:style-name="P3"><text:span text:style-name="T1"><text:tab/><text:tab/>1.</text:span>2.4.<text:span text:style-name="T1"> Selecionar opção “Campos”</text:span></text:p>
      <text:p text:style-name="P3"><text:span text:style-name="T1"><text:tab/><text:tab/></text:span><text:span text:style-name="T4">1.</text:span>2.5.<text:span text:style-name="T4"> Clicar no botão “Adicionar Campo”</text:span></text:p>
      <text:p text:style-name="P3"><text:span text:style-name="T4"><text:tab/><text:tab/>1.</text:span>2.6.<text:span text:style-name="T4"> Na tela de inclusão, no campo “Tipo de Dados”, selecionar “iFrame”</text:span></text:p>
      <text:p text:style-name="P3"><text:span text:style-name="T4"><text:tab/><text:tab/>1.</text:span>2.7.<text:span text:style-name="T4"> Preencher o campo “Nome de Campo”, com o nome do iFrame.</text:span></text:p>
      <text:p text:style-name="P3"><text:span text:style-name="T4"><text:tab/><text:tab/>1.</text:span>2.8<text:span text:style-name="T4"> Preencher o campo “Valor Padrão” com a URL a ser carregada no iFrame.</text:span></text:p>
      <text:p text:style-name="P4"><text:span text:style-name="T4"><text:tab/><text:tab/>1.</text:span>2.9.<text:span text:style-name="T4"> </text:span><text:span text:style-name="T3"><text:s/>É possível usar valores referentes ao módulo que está incluindo o iframe, para isto basta marcar o campo “Gerar URL” que um combobox com os campos disponíveis aparecerá.</text:span></text:p>
      <text:p text:style-name="P4"><text:span text:style-name="T3"><text:tab/><text:tab/></text:span><text:span text:style-name="T5">1.</text:span>2.10.<text:span text:style-name="T5"> Clicar em gravar</text:span></text:p>
      <text:p text:style-name="P4"><text:span text:style-name="T5"><text:tab/>1.3. Disponibilizar campo para exibir no layout </text:span><text:span text:style-name="T8">de edição do módulo</text:span></text:p>
      <text:p text:style-name="P6"><text:span text:style-name="T5"><text:tab/><text:tab/></text:span><text:span text:style-name="T6">1.3.1. </text:span><text:span text:style-name="T7">Selecionar novamente o módulo que contém os iframes</text:span></text:p>
      <text:p text:style-name="P6"><text:span text:style-name="T5"><text:tab/><text:tab/></text:span><text:span text:style-name="T6">1.3.</text:span><text:span text:style-name="T8">2.</text:span><text:span text:style-name="T6"> </text:span><text:span text:style-name="T8">Clicar em layouts</text:span></text:p>
      <text:p text:style-name="P6"><text:span text:style-name="T5"><text:tab/><text:tab/></text:span><text:span text:style-name="T6">1.3.</text:span><text:span text:style-name="T9">3</text:span><text:span text:style-name="T6">. </text:span><text:span text:style-name="T9">Na lista a esquerda, o iFrame que acabara de ser inserido estará disponível para que seja usado da forma que achar melhor no layout(á direita da lista)</text:span></text:p>
      <text:p text:style-name="P2"/>
      <text:p text:style-name="P3"><text:span text:style-name="T1">2. Alteração</text:span></text:p>
      <text:p text:style-name="P3"><text:tab/><text:span text:style-name="T2">2</text:span>.1. Fazer login no sistema com uma conta do tipo Administrador</text:p>
      <text:p text:style-name="P3"><text:span text:style-name="T1"><text:tab/></text:span><text:span text:style-name="T2">2</text:span><text:span text:style-name="T1">.2. Clicar no link “admin” no menu superior direito</text:span></text:p>
      <text:p text:style-name="P2"><text:span text:style-name="T1"><text:tab/></text:span><text:span text:style-name="T2">2</text:span><text:span text:style-name="T1">.3. Clicar na opção “studio”</text:span></text:p>
      <text:p text:style-name="P2"><text:span text:style-name="T1"><text:tab/></text:span><text:span text:style-name="T2">2</text:span><text:span text:style-name="T1">.4. Selecionar o módulo que possuí os iframes a serem alterados</text:span></text:p>
      <text:p text:style-name="P2"><text:span text:style-name="T1"><text:tab/></text:span><text:span text:style-name="T2">2.</text:span><text:span text:style-name="T1">5. Selecionar opção “Campos”</text:span></text:p>
      <text:p text:style-name="P2"><text:span text:style-name="T1"><text:tab/></text:span><text:span text:style-name="T2">2</text:span><text:span text:style-name="T1">.6. Procurar o iframe que deseja alterar pelo nome na coluna “Exibir rótulo” e clicar no mesmo para que seja possível alterar.</text:span></text:p>
      <text:p text:style-name="P2"><text:span text:style-name="T1"><text:tab/></text:span><text:span text:style-name="T2">2</text:span><text:span text:style-name="T1">.7. </text:span><text:span text:style-name="T3">Na tela de alteração, alterar o campo “Valor Padrão” com a url que deseja abrir no iframe. É possível usar valores referentes ao módulo que está incluindo o iframe, para isto basta marcar o campo “Gerar URL” que um combobox com os campos disponíveis aparecerá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a </meta:initial-creator>
    <meta:creation-date>2013-07-09T11:41:20</meta:creation-date>
    <dc:date>2013-07-23T10:58:59</dc:date>
    <dc:creator>Weiberlan </dc:creator>
    <meta:editing-duration>PT18H15M57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1" meta:paragraph-count="26" meta:word-count="289" meta:character-count="1753" meta:non-whitespace-character-count="1453"/>
  </office:meta>
</office:document-meta>
</file>